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fdf8" officeooo:paragraph-rsid="003419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a366" officeooo:paragraph-rsid="003419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41927" officeooo:paragraph-rsid="003419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34192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519ee" officeooo:paragraph-rsid="003519ee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weight="normal" officeooo:rsid="0035a366" officeooo:paragraph-rsid="00341927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35a366" officeooo:paragraph-rsid="00341927" style:font-weight-asian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4192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71576" style:font-size-asian="12pt" style:font-weight-asian="bold" style:font-size-complex="12pt" style:font-weight-complex="bold"/>
    </style:style>
    <style:style style:name="T8" style:family="text">
      <style:text-properties officeooo:rsid="00370359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3fdf8" style:font-size-asian="12pt" style:font-size-complex="12pt"/>
    </style:style>
    <style:style style:name="T11" style:family="text">
      <style:text-properties officeooo:rsid="0034192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loext:opacity="100%" fo:background-color="#ff8000" loext:char-shading-value="0"/>
    </style:style>
    <style:style style:name="T14" style:family="text">
      <style:text-properties officeooo:rsid="003715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0</text:span><text:span text:style-name="T7">41</text:span><text:span text:style-name="T3"> - </text:span><text:span text:style-name="T1">A/</text:span><text:span text:style-name="T2">A</text:span><text:span text:style-name="T1"> Weapon</text:span><text:span text:style-name="T4">s - </text:span><text:span text:style-name="T5">R-60M (AA-8 Aphid), </text:span><text:span text:style-name="T6">R-73 (AA-11 Archer)</text:span></text:p>
      <text:p text:style-name="P1"/>
      <text:p text:style-name="P4">All</text:p>
      <text:list xml:id="list464767607" text:style-name="L1">
        <text:list-item>
          <text:p text:style-name="P7">Press <text:span text:style-name="T12">B1</text:span> to enter A/A missile mode</text:p>
        </text:list-item>
        <text:list-item>
          <text:p text:style-name="P8"><text:span text:style-name="T13">WARNING Missile goes after biggest heat source, don't fire into a furball</text:span>.</text:p>
        </text:list-item>
      </text:list>
      <text:p text:style-name="P5"/>
      <text:p text:style-name="P3">R-60M <text:span text:style-name="T8">(AA-8 </text:span>Aphid<text:span text:style-name="T8">)</text:span> -- Limited all aspect, short range</text:p>
      <text:list xml:id="list4060963675" text:style-name="L2">
        <text:list-item>
          <text:p text:style-name="P11"><text:span text:style-name="T10">P</text:span><text:span text:style-name="T9">ut crosshairs on target.</text:span></text:p>
        </text:list-item>
        <text:list-item>
          <text:p text:style-name="P9">When you have tone, press and hold <text:span text:style-name="T12">Trigger</text:span> to fire.</text:p>
        </text:list-item>
        <text:list-item>
          <text:p text:style-name="P9">Missile has very short range.</text:p>
        </text:list-item>
      </text:list>
      <text:p text:style-name="P2"/>
      <text:p text:style-name="P3"><text:span text:style-name="T11">R-73</text:span> <text:span text:style-name="T8">(AA-</text:span><text:span text:style-name="T11">11 Archer</text:span><text:span text:style-name="T8">)</text:span> -- <text:span text:style-name="T11">A</text:span>ll aspect</text:p>
      <text:list xml:id="list1739362265" text:style-name="L3">
        <text:list-item>
          <text:p text:style-name="P12"><text:span text:style-name="T10">P</text:span><text:span text:style-name="T9">ut crosshairs on target.</text:span></text:p>
        </text:list-item>
        <text:list-item>
          <text:p text:style-name="P10">When you have tone, press and hold <text:span text:style-name="T12">Trigger</text:span> to fi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4:39:48.191000000</dc:date>
    <meta:editing-duration>PT5H59M5S</meta:editing-duration>
    <meta:editing-cycles>4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86" meta:character-count="451" meta:non-whitespace-character-count="383"/>
  </office:meta>
</office:document-meta>
</file>